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208" officeooo:paragraph-rsid="00009208"/>
    </style:style>
    <style:style style:name="P2" style:family="paragraph" style:parent-style-name="Standard">
      <style:text-properties officeooo:rsid="0001aaf6" officeooo:paragraph-rsid="0001aaf6"/>
    </style:style>
    <style:style style:name="P3" style:family="paragraph" style:parent-style-name="Standard" style:list-style-name="L1">
      <style:text-properties style:text-underline-style="none" officeooo:rsid="0001aaf6" officeooo:paragraph-rsid="0001aaf6"/>
    </style:style>
    <style:style style:name="P4" style:family="paragraph" style:parent-style-name="Standard">
      <style:text-properties style:text-underline-style="none" officeooo:rsid="0001aaf6" officeooo:paragraph-rsid="0001aaf6"/>
    </style:style>
    <style:style style:name="P5" style:family="paragraph" style:parent-style-name="Standard">
      <style:text-properties style:text-underline-style="none" officeooo:rsid="0002017b" officeooo:paragraph-rsid="0002017b"/>
    </style:style>
    <style:style style:name="P6" style:family="paragraph" style:parent-style-name="Standard">
      <style:text-properties style:text-underline-style="none" fo:font-weight="bold" officeooo:rsid="00020839" officeooo:paragraph-rsid="00020839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241da" officeooo:paragraph-rsid="000241da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34430" officeooo:paragraph-rsid="00034430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4642a" officeooo:paragraph-rsid="0004642a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0622a7" officeooo:paragraph-rsid="000622a7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07f06f" officeooo:paragraph-rsid="0007f06f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086916" officeooo:paragraph-rsid="00086916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08708d" officeooo:paragraph-rsid="0008708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017b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etração de HD <text:span text:style-name="T1">não</text:span><text:span text:style-name="T2"> se sujeita a prescrição e decadência.</text:span></text:p>
      <text:p text:style-name="P1"><text:span text:style-name="T2"/></text:p>
      <text:p text:style-name="P1"><text:span text:style-name="T2">Processos de HD terão prioridade sobre todos os atos judiciais, exceto MS e HC.</text:span></text:p>
      <text:p text:style-name="P1"><text:span text:style-name="T2"/></text:p>
      <text:p text:style-name="P2"><text:span text:style-name="T2">Diferentes formas de atuação do MP quando é impetrada uma </text:span><text:span text:style-name="T1">ação popular</text:span><text:span text:style-name="T2"> </text:span><text:span text:style-name="T3">(AP)</text:span><text:span text:style-name="T2">:</text:span></text:p>
      <text:list xml:id="list1158518397" text:style-name="L1">
        <text:list-item>
          <text:p text:style-name="P3"><text:span text:style-name="T2">como </text:span><text:span text:style-name="T4">parte pública autônoma</text:span><text:span text:style-name="T2"> → age como fiscal da lei;</text:span></text:p>
        </text:list-item>
        <text:list-item>
          <text:p text:style-name="P3"><text:span text:style-name="T2">como </text:span><text:span text:style-name="T4">órgão ativador da produção de provas e auxiliador do autor popular</text:span><text:span text:style-name="T2">;</text:span></text:p>
        </text:list-item>
        <text:list-item>
          <text:p text:style-name="P3"><text:span text:style-name="T2">como </text:span><text:span text:style-name="T4">substituto do autor</text:span><text:span text:style-name="T2"> → quando autor é omisso;</text:span></text:p>
        </text:list-item>
        <text:list-item>
          <text:p text:style-name="P3"><text:span text:style-name="T2">como </text:span><text:span text:style-name="T4">sucessor do autor</text:span><text:span text:style-name="T2"> → quando autor desiste da ação, sendo facultado ao MP continuar ou desistir da ação. Se houver interesse público, o MP </text:span><text:span text:style-name="T1">não</text:span><text:span text:style-name="T2"> pode desistir da ação.</text:span></text:p>
        </text:list-item>
      </text:list>
      <text:p text:style-name="P4"><text:span text:style-name="T2"/></text:p>
      <text:p text:style-name="P5"><text:span text:style-name="T2">Para o cabimento da AP, </text:span><text:span text:style-name="T1">não</text:span><text:span text:style-name="T2"> se exige a comprovação de efetivo dano material/pecuniário. A lesividade decorre da ilegalidade, esta suficiente para que se configure o dano.</text:span></text:p>
      <text:p text:style-name="P5"><text:span text:style-name="T2"/></text:p>
      <text:p text:style-name="P6">Não<text:span text:style-name="T2"> cabe AP contra ato jurisdicional.</text:span></text:p>
      <text:p text:style-name="P6"><text:span text:style-name="T2"/></text:p>
      <text:p text:style-name="P7">Não<text:span text:style-name="T2"> há foro por prerrogativa de função em AP.</text:span></text:p>
      <text:p text:style-name="P7"><text:span text:style-name="T2"/></text:p>
      <text:p text:style-name="P8"><text:span text:style-name="T2">Se AP for declarada improcedente, estará sujeita ao duplo grau de jurisdição obrigatório.</text:span></text:p>
      <text:p text:style-name="P8"><text:span text:style-name="T2"/></text:p>
      <text:p text:style-name="P8"><text:span text:style-name="T2">Salvo comprovada má-fé, </text:span>não<text:span text:style-name="T2"> há ônus da sucumbência na AP.</text:span></text:p>
      <text:p text:style-name="P8"><text:span text:style-name="T2"/></text:p>
      <text:p text:style-name="P9"><text:span text:style-name="T2">AP só pode ser impetrada por </text:span>cidadão<text:span text:style-name="T2"> (e apenas ele, ninguém mais).</text:span></text:p>
      <text:p text:style-name="P9"><text:span text:style-name="T2"/></text:p>
      <text:p text:style-name="P10"><text:span text:style-name="T2">HC e HD → gratuitos.</text:span></text:p>
      <text:p text:style-name="P10"><text:span text:style-name="T2"/></text:p>
      <text:p text:style-name="P11"><text:span text:style-name="T2">A </text:span>fundamentalidade material<text:span text:style-name="T2"> (direitos fundamentais não são identificados como sendo apenas aqueles escritos na CF, mas sim por sua essência) </text:span>depende<text:span text:style-name="T2"> de expressa previsão na Constituição formal.</text:span></text:p>
      <text:p text:style-name="P11"><text:span text:style-name="T2"/></text:p>
      <text:p text:style-name="P12">Somente a CF<text:span text:style-name="T2"> pode condicionar o acesso ao Judiciário ao prévio esgotamento das instâncias administrativas.</text:span></text:p>
      <text:p text:style-name="P12"><text:span text:style-name="T2"/></text:p>
      <text:p text:style-name="P13"><text:span text:style-name="T2">O MS </text:span>pode<text:span text:style-name="T2"> ser usado em processos pena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30T21:37:24.854000000</dc:date>
    <meta:editing-duration>PT1H31S</meta:editing-duration>
    <meta:editing-cycles>11</meta:editing-cycles>
    <meta:document-statistic meta:table-count="0" meta:image-count="0" meta:object-count="0" meta:page-count="1" meta:paragraph-count="17" meta:word-count="234" meta:character-count="1382" meta:non-whitespace-character-count="1169"/>
  </office:meta>
</office:document-meta>
</file>